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5.284cm" fo:min-width="7.6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5.284cm" fo:min-width="7.52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  <style:paragraph-properties style:writing-mode="lr-tb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7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4c4c4c" draw:textarea-horizontal-align="justify" draw:textarea-vertical-align="middle" draw:auto-grow-height="false" fo:min-height="0.255cm" fo:min-width="1.874cm"/>
    </style:style>
    <style:style style:name="gr9" style:family="graphic" style:parent-style-name="objectwithoutfill">
      <style:graphic-properties draw:stroke="dash" draw:stroke-dash="Long_20_Dash" svg:stroke-width="0.035cm" svg:stroke-color="#00b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b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00b000" draw:fill-color="#00b000" draw:textarea-vertical-align="middle" draw:auto-grow-height="false" fo:min-height="0.513cm" fo:min-width="0.263cm"/>
    </style:style>
    <style:style style:name="gr13" style:family="graphic" style:parent-style-name="objectwithoutfill">
      <style:graphic-properties svg:stroke-width="0.081cm" svg:stroke-color="#00b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b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008cm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008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.102cm" fo:margin-right="0.203cm" fo:text-indent="0cm"/>
      <style:text-properties fo:font-size="18pt"/>
    </style:style>
    <style:style style:name="P5" style:family="paragraph">
      <loext:graphic-properties draw:fill="none" draw:fill-color="#ffffff"/>
      <style:paragraph-properties fo:margin-left="0.102cm" fo:margin-right="0.203cm" fo:text-indent="0cm" style:writing-mode="lr-tb"/>
      <style:text-properties fo:font-size="18pt" style:font-size-asian="22pt" style:font-size-complex="22pt"/>
    </style:style>
    <style:style style:name="P6" style:family="paragraph">
      <loext:graphic-properties draw:fill="none" draw:fill-color="#ffffff"/>
      <style:paragraph-properties fo:margin-left="0.102cm" fo:margin-right="0.203cm" fo:text-indent="0cm" style:writing-mode="lr-tb"/>
      <style:text-properties fo:font-size="16pt" style:font-size-asian="16pt" style:font-size-complex="16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4c4c4c"/>
      <style:paragraph-properties fo:text-align="center"/>
    </style:style>
    <style:style style:name="P10" style:family="paragraph">
      <loext:graphic-properties draw:fill-color="#00b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weight="bold" style:font-size-asian="22pt" style:font-weight-asian="bold" style:font-size-complex="22pt" style:font-weight-complex="bold"/>
    </style:style>
    <style:style style:name="T6" style:family="text">
      <style:text-properties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128cm" svg:height="5.534cm" svg:x="0.37cm" svg:y="1.5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042cm" svg:height="1.987cm" svg:x="0.39cm" svg:y="0.387cm">
          <draw:text-box>
            <text:p><text:span text:style-name="T1"><text:s text:c="3"/></text:span><text:span text:style-name="T2">No</text:span><text:span text:style-name="T1"> </text:span><text:span text:style-name="T3">interaction <text:s text:c="4"/></text:span><text:span text:style-name="T1"><text:s text:c="17"/></text:span><text:span text:style-name="T2">Weak</text:span><text:span text:style-name="T1"> </text:span><text:span text:style-name="T3">interaction </text:span><text:span text:style-name="T1"><text:s text:c="16"/></text:span><text:span text:style-name="T2">Strong</text:span><text:span text:style-name="T1"> </text:span><text:span text:style-name="T3">interaction</text:span><text:span text:style-name="T4"> <text:s/></text:span><text:span text:style-name="T1"><text:s text:c="18"/></text:span></text:p>
          </draw:text-box>
        </draw:frame>
        <draw:custom-shape draw:style-name="gr1" draw:text-style-name="P1" draw:layer="layout" svg:width="8.128cm" svg:height="5.534cm" svg:x="9.952cm" svg:y="1.5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02cm" svg:height="5.534cm" svg:x="19.412cm" svg:y="1.55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2cm" svg:height="2.855cm" svg:x="0.054cm" svg:y="7.138cm">
          <draw:text-box>
            <text:p text:style-name="P4"><text:span text:style-name="T5">Stationary</text:span><text:span text:style-name="T6"> nodes, e.g., spectators at a festival.</text:span></text:p>
          </draw:text-box>
        </draw:frame>
        <draw:frame draw:style-name="gr4" draw:text-style-name="P5" draw:layer="layout" svg:width="8.944cm" svg:height="2.855cm" svg:x="9.552cm" svg:y="7.138cm">
          <draw:text-box>
            <text:p text:style-name="P4"><text:span text:style-name="T5">Mobile</text:span><text:span text:style-name="T6"> nodes, e.g., spectators leaving a festival.</text:span></text:p>
          </draw:text-box>
        </draw:frame>
        <draw:frame draw:style-name="gr5" draw:text-style-name="P6" draw:layer="layout" svg:width="9.352cm" svg:height="4.591cm" svg:x="19.096cm" svg:y="7.199cm">
          <draw:text-box>
            <text:p text:style-name="P4"><text:span text:style-name="T5">Mobile</text:span><text:span text:style-name="T6"> nodes with dynamic behavior, e.g., </text:span></text:p>
            <text:p text:style-name="P4"><text:span text:style-name="T6">spectators leaving a festival using a navigation app.</text:span></text:p>
          </draw:text-box>
        </draw:frame>
        <draw:custom-shape draw:style-name="gr6" draw:text-style-name="P7" draw:layer="layout" svg:width="0.508cm" svg:height="0.508cm" svg:x="2.564cm" svg:y="5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508cm" svg:height="0.508cm" svg:x="3.072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508cm" svg:height="0.508cm" svg:x="5.258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2.818cm" svg:y1="5.521cm" svg:x2="3.326cm" svg:y2="3.743cm">
          <text:p/>
        </draw:line>
        <draw:line draw:style-name="gr7" draw:text-style-name="P8" draw:layer="layout" svg:x1="3.58cm" svg:y1="3.743cm" svg:x2="5.358cm" svg:y2="4.759cm">
          <text:p/>
        </draw:line>
        <draw:custom-shape draw:style-name="gr8" draw:text-style-name="P9" draw:layer="layout" svg:width="2.374cm" svg:height="0.505cm" draw:transform="rotate (-1.5706217938697) translate (13.759cm 4.71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2.462cm" svg:y="2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1.854cm" svg:y1="4.197cm" svg:x2="12.716cm" svg:y2="3.243cm">
          <text:p/>
        </draw:line>
        <draw:line draw:style-name="gr9" draw:text-style-name="P8" draw:layer="layout" svg:x1="12.97cm" svg:y1="3.243cm" svg:x2="14.748cm" svg:y2="4.259cm">
          <text:p/>
        </draw:line>
        <draw:line draw:style-name="gr10" draw:text-style-name="P8" draw:layer="layout" svg:x1="11.6cm" svg:y1="4.005cm" svg:x2="10.838cm" svg:y2="2.989cm">
          <text:p/>
        </draw:line>
        <draw:line draw:style-name="gr10" draw:text-style-name="P8" draw:layer="layout" svg:x1="12.67cm" svg:y1="2.927cm" svg:x2="11.908cm" svg:y2="1.911cm">
          <text:p/>
        </draw:line>
        <draw:line draw:style-name="gr10" draw:text-style-name="P8" draw:layer="layout" svg:x1="14.902cm" svg:y1="4.197cm" svg:x2="14.14cm" svg:y2="3.181cm">
          <text:p/>
        </draw:line>
        <draw:line draw:style-name="gr9" draw:text-style-name="P8" draw:layer="layout" svg:x1="11.854cm" svg:y1="4.197cm" svg:x2="14.648cm" svg:y2="4.259cm">
          <text:p/>
        </draw:line>
        <draw:custom-shape draw:style-name="gr6" draw:text-style-name="P7" draw:layer="layout" svg:width="0.508cm" svg:height="0.508cm" svg:x="11.446cm" svg:y="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508cm" svg:height="0.508cm" svg:x="14.648cm" svg:y="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21.244cm" svg:y1="4.197cm" svg:x2="22.006cm" svg:y2="3.181cm">
          <text:p/>
        </draw:line>
        <draw:line draw:style-name="gr9" draw:text-style-name="P8" draw:layer="layout" svg:x1="22.26cm" svg:y1="2.927cm" svg:x2="24.392cm" svg:y2="3.136cm">
          <text:p/>
        </draw:line>
        <draw:line draw:style-name="gr10" draw:text-style-name="P8" draw:layer="layout" svg:x1="20.99cm" svg:y1="4.005cm" svg:x2="20.228cm" svg:y2="2.989cm">
          <text:p/>
        </draw:line>
        <draw:line draw:style-name="gr10" draw:text-style-name="P8" draw:layer="layout" svg:x1="22.06cm" svg:y1="2.927cm" svg:x2="21.298cm" svg:y2="1.911cm">
          <text:p/>
        </draw:line>
        <draw:line draw:style-name="gr11" draw:text-style-name="P8" draw:layer="layout" svg:x1="24.7cm" svg:y1="3.136cm" svg:x2="25.462cm" svg:y2="2.374cm">
          <text:p/>
        </draw:line>
        <draw:custom-shape draw:style-name="gr6" draw:text-style-name="P7" draw:layer="layout" svg:width="0.508cm" svg:height="0.508cm" svg:x="21.852cm" svg:y="2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21.244cm" svg:y1="4.304cm" svg:x2="24.546cm" svg:y2="3.181cm">
          <text:p/>
        </draw:line>
        <draw:custom-shape draw:style-name="gr6" draw:text-style-name="P7" draw:layer="layout" svg:width="0.508cm" svg:height="0.508cm" svg:x="24.392cm" svg:y="2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508cm" svg:height="0.508cm" svg:x="20.836cm" svg:y="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62cm" svg:height="0.762cm" svg:x="12.108cm" svg:y="4.451cm">
          <text:p/>
          <draw:enhanced-geometry svg:viewBox="0 0 21600 21600" draw:text-areas="0 0 21600 21600" draw:type="circular-arrow" draw:modifiers="42.1788122809653 -0.567266409857937 9440.90330794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3" draw:text-style-name="P8" draw:layer="layout" svg:x1="12.464cm" svg:y1="4.857cm" svg:x2="12.464cm" svg:y2="4.603cm">
          <text:p/>
        </draw:line>
        <draw:line draw:style-name="gr14" draw:text-style-name="P8" draw:layer="layout" svg:x1="12.464cm" svg:y1="4.857cm" svg:x2="12.667cm" svg:y2="5.009cm">
          <text:p/>
        </draw:line>
        <draw:custom-shape draw:style-name="gr12" draw:text-style-name="P10" draw:layer="layout" svg:width="0.762cm" svg:height="0.762cm" svg:x="23.076cm" svg:y="3.789cm">
          <text:p/>
          <draw:enhanced-geometry svg:viewBox="0 0 21600 21600" draw:text-areas="0 0 21600 21600" draw:type="circular-arrow" draw:modifiers="42.1788122809653 -0.567266409857937 9440.90330794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3" draw:text-style-name="P8" draw:layer="layout" svg:x1="23.432cm" svg:y1="4.195cm" svg:x2="23.432cm" svg:y2="3.941cm">
          <text:p/>
        </draw:line>
        <draw:line draw:style-name="gr14" draw:text-style-name="P8" draw:layer="layout" svg:x1="23.432cm" svg:y1="4.195cm" svg:x2="23.635cm" svg:y2="4.347cm">
          <text:p/>
        </draw:line>
        <draw:custom-shape draw:style-name="gr12" draw:text-style-name="P10" draw:layer="layout" svg:width="0.762cm" svg:height="0.762cm" svg:x="25.654cm" svg:y="2.427cm">
          <text:p/>
          <draw:enhanced-geometry svg:viewBox="0 0 21600 21600" draw:text-areas="0 0 21600 21600" draw:type="circular-arrow" draw:modifiers="42.1788122809653 -0.567266409857937 9440.90330794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3" draw:text-style-name="P8" draw:layer="layout" svg:x1="26.01cm" svg:y1="2.833cm" svg:x2="26.01cm" svg:y2="2.579cm">
          <text:p/>
        </draw:line>
        <draw:line draw:style-name="gr14" draw:text-style-name="P8" draw:layer="layout" svg:x1="26.01cm" svg:y1="2.833cm" svg:x2="26.213cm" svg:y2="2.985cm">
          <text:p/>
        </draw:line>
        <draw:custom-shape draw:style-name="gr8" draw:text-style-name="P9" draw:layer="layout" svg:width="2.374cm" svg:height="0.505cm" draw:transform="rotate (-1.5706217938697) translate (22.852cm 4.7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374cm" svg:height="0.505cm" draw:transform="rotate (-1.5706217938697) translate (4.28cm 4.71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508cm" svg:height="0.508cm" svg:x="0.424cm" svg:y="0.641cm">
          <text:p/>
          <draw:enhanced-geometry svg:viewBox="0 0 21600 21600" draw:type="rectangle" draw:enhanced-path="M 0 0 L 21600 0 21600 21600 0 21600 0 0 Z N"/>
        </draw:custom-shape>
        <draw:path draw:style-name="gr16" draw:text-style-name="P8" draw:layer="layout" svg:width="0.245cm" svg:height="0.698cm" draw:transform="rotate (-0.376467519655177) translate (0.737650550773424cm 0.351728334748405cm)" svg:viewBox="0 0 246 699" svg:d="M0 611c102-73 291 239 235-10-26-115-33-226-32-336l5-103 16-99 22-63">
          <text:p/>
        </draw:path>
        <draw:custom-shape draw:style-name="gr17" draw:text-style-name="P11" draw:layer="layout" svg:width="0.508cm" svg:height="0.508cm" svg:x="9.95cm" svg:y="0.716cm">
          <text:p text:style-name="P12"><text:s text:c="5"/></text:p>
          <draw:enhanced-geometry svg:viewBox="0 0 21600 21600" draw:type="rectangle" draw:enhanced-path="M 0 0 L 21600 0 21600 21600 0 21600 0 0 Z N"/>
        </draw:custom-shape>
        <draw:path draw:style-name="gr16" draw:text-style-name="P8" draw:layer="layout" svg:width="0.245cm" svg:height="0.698cm" draw:transform="rotate (-0.376467519655177) translate (10.2636505507734cm 0.426728334748406cm)" svg:viewBox="0 0 246 699" svg:d="M0 611c102-73 291 239 235-10-26-115-33-226-32-336l5-103 16-99 22-63">
          <text:p/>
        </draw:path>
        <draw:custom-shape draw:style-name="gr15" draw:text-style-name="P11" draw:layer="layout" svg:width="0.508cm" svg:height="0.508cm" svg:x="19.476cm" svg:y="0.691cm">
          <text:p/>
          <draw:enhanced-geometry svg:viewBox="0 0 21600 21600" draw:type="rectangle" draw:enhanced-path="M 0 0 L 21600 0 21600 21600 0 21600 0 0 Z N"/>
        </draw:custom-shape>
        <draw:path draw:style-name="gr16" draw:text-style-name="P8" draw:layer="layout" svg:width="0.245cm" svg:height="0.698cm" draw:transform="rotate (-0.376467519655177) translate (19.7896505507734cm 0.401728334748406cm)" svg:viewBox="0 0 246 699" svg:d="M0 611c102-73 291 239 235-10-26-115-33-226-32-336l5-103 16-99 22-63">
          <text:p/>
        </draw:path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9cm" fo:margin-bottom="0cm" fo:text-indent="0cm"/>
      <style:text-properties fo:font-size="18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2cm" fo:margin-bottom="0cm" fo:text-indent="0cm"/>
      <style:text-properties fo:font-size="1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4cm" fo:margin-bottom="0cm" fo:text-indent="0cm"/>
      <style:text-properties fo:font-size="13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6cm" fo:margin-bottom="0cm" fo:text-indent="0cm"/>
      <style:text-properties fo:font-size="13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10.6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435cm" svg:x="1cm" svg:y="4.555cm"/>
      <draw:page-thumbnail draw:layer="backgroundobjects" svg:width="8.999cm" svg:height="3.435cm" svg:x="1cm" svg:y="13.131cm"/>
      <draw:page-thumbnail draw:layer="backgroundobjects" svg:width="8.999cm" svg:height="3.435cm" svg:x="1cm" svg:y="21.707cm"/>
      <draw:page-thumbnail draw:layer="backgroundobjects" svg:width="8.999cm" svg:height="3.435cm" svg:x="11cm" svg:y="4.555cm"/>
      <draw:page-thumbnail draw:layer="backgroundobjects" svg:width="8.999cm" svg:height="3.435cm" svg:x="11cm" svg:y="13.131cm"/>
      <draw:page-thumbnail draw:layer="backgroundobjects" svg:width="8.999cm" svg:height="3.435cm" svg:x="11cm" svg:y="21.707cm"/>
    </style:handout-master>
    <style:master-page style:name="Default" style:page-layout-name="PM1" draw:style-name="Mdp1">
      <draw:frame presentation:style-name="Default-title" draw:layer="backgroundobjects" svg:width="25.145cm" svg:height="1.781cm" svg:x="1.397cm" svg:y="0.424cm" presentation:class="title" presentation:placeholder="true">
        <draw:text-box/>
      </draw:frame>
      <draw:frame presentation:style-name="Default-outline1" draw:layer="backgroundobjects" svg:width="25.145cm" svg:height="6.187cm" svg:x="1.397cm" svg:y="2.495cm" presentation:class="outline" presentation:placeholder="true">
        <draw:text-box/>
      </draw:frame>
      <draw:frame presentation:style-name="Mpr1" draw:text-style-name="MP2" draw:layer="backgroundobjects" svg:width="6.51cm" svg:height="0.735cm" svg:x="1.397cm" svg:y="9.71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6cm" svg:height="0.735cm" svg:x="9.554cm" svg:y="9.71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1cm" svg:height="0.735cm" svg:x="20.031cm" svg:y="9.71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3:04:07.961069915</meta:creation-date>
    <dc:date>2023-04-27T13:05:45.521583219</dc:date>
    <meta:editing-duration>PT1M38S</meta:editing-duration>
    <meta:editing-cycles>1</meta:editing-cycles>
    <meta:document-statistic meta:object-count="71"/>
    <meta:generator>LibreOffice/6.4.7.2$Linux_X86_64 LibreOffice_project/40$Build-2</meta:generator>
  </office:meta>
</office:document-meta>
</file>